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3371b"/>
    </style:style>
    <style:style style:name="P2" style:family="paragraph" style:parent-style-name="Text_20_body">
      <style:text-properties officeooo:rsid="0013371b" officeooo:paragraph-rsid="0013371b"/>
    </style:style>
    <style:style style:name="P3" style:family="paragraph" style:parent-style-name="Text_20_body">
      <style:text-properties officeooo:rsid="0013371b" officeooo:paragraph-rsid="0016a84a"/>
    </style:style>
    <style:style style:name="P4" style:family="paragraph" style:parent-style-name="Text_20_body">
      <style:text-properties officeooo:rsid="0013fea6" officeooo:paragraph-rsid="0013fea6"/>
    </style:style>
    <style:style style:name="P5" style:family="paragraph" style:parent-style-name="Text_20_body">
      <style:text-properties fo:language="en" fo:country="US"/>
    </style:style>
    <style:style style:name="P6" style:family="paragraph" style:parent-style-name="Text_20_body">
      <style:text-properties fo:language="en" fo:country="US" officeooo:rsid="0013fea6" officeooo:paragraph-rsid="001f9e76"/>
    </style:style>
    <style:style style:name="P7" style:family="paragraph" style:parent-style-name="Text_20_body">
      <style:paragraph-properties fo:break-before="page"/>
      <style:text-properties officeooo:rsid="0013fea6" officeooo:paragraph-rsid="001f9e76"/>
    </style:style>
    <style:style style:name="T1" style:family="text">
      <style:text-properties officeooo:rsid="0013fea6"/>
    </style:style>
    <style:style style:name="T2" style:family="text">
      <style:text-properties officeooo:rsid="0015d950"/>
    </style:style>
    <style:style style:name="T3" style:family="text">
      <style:text-properties officeooo:rsid="0016a84a"/>
    </style:style>
    <style:style style:name="T4" style:family="text">
      <style:text-properties officeooo:rsid="0018315f"/>
    </style:style>
    <style:style style:name="T5" style:family="text">
      <style:text-properties officeooo:rsid="0019f1c1"/>
    </style:style>
    <style:style style:name="T6" style:family="text">
      <style:text-properties officeooo:rsid="001b1c69"/>
    </style:style>
    <style:style style:name="T7" style:family="text">
      <style:text-properties style:text-underline-style="solid" style:text-underline-width="auto" style:text-underline-color="font-color"/>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Paleta de colores, Mokup, Logo<text:line-break/>HErramientas utilizadas: miro, <text:span text:style-name="T1">wipick</text:span></text:p>
      <text:p text:style-name="P1"/>
      <text:h text:style-name="Heading_20_2" text:outline-level="2">Diseño</text:h>
      <text:p text:style-name="P3">Respecto al diseño de la aplicación lo primero que decid<text:span text:style-name="T3">im</text:span>os fue la paleta de colores que <text:span text:style-name="T3">íbamos</text:span> a utilizar. </text:p>
      <text:p text:style-name="P3"><text:span text:style-name="T3">Nuestro objetivo era </text:span>diferenciar<text:span text:style-name="T3">nos</text:span> de otras paginas de la competencia, las cuales la mayoría utilizan colores oscuros. <text:span text:style-name="T3">Por eso n</text:span>uestra paleta de colores incluye colores crema en ella destacan principalmente los colores azules y amarillo, utilizamos los colores rosas para resaltar pequeños detalles, <text:span text:style-name="T3">pero antes de llegar a esta paleta tuvimos que hacer muchas pruebas ya que ninguna nos acaba de convencer.</text:span></text:p>
      <text:p text:style-name="P2">Después de tener definida la paleta de colores nos centramos en hacer el logo, para este utilizamos<text:span text:style-name="T1"> la herramienta wipick, Esta web nos ha ayudado a la creación de los distintos prototipos que hicimos de el logo. </text:span><text:span text:style-name="T3">A la hora de la creación de el logo tuvimos muchos problemas porque no nos conseguíamos poner de acuerdo con el diseño de este, a causa de esto perdimos mucho tiempo en la creación de prototipos los cuales no nos conveniencia ya que no concordaban con la estética de nuestra web. </text:span><text:span text:style-name="T4">Finalmente nos fuimos acercando a la estética que buscábamos. Para ello utilizamos los colores que definimos anteriormente en la paleta de colores. Y finalmente nos decidimos por este logo.</text:span></text:p>
      <text:p text:style-name="P4">Una vez que <text:span text:style-name="T2">tuvimos</text:span> la paleta de colores y el logotipo hechos nos dispusimos a hacer el mockup. El mockup es una <text:span text:style-name="T2">diseño o plantilla</text:span> de c<text:span text:style-name="T2">ó</text:span>mo queremos que quede <text:span text:style-name="T2">visualmente</text:span> nuestra web. <text:span text:style-name="T2">Para hacer este diseño nos ayudamos de la herramienta Miro. </text:span><text:span text:style-name="T5">Para cada vista de la pagina tuvimos que hacer un mo</text:span><text:span text:style-name="T6">c</text:span><text:span text:style-name="T5">kup distinto en el cual incluimos la paleta de colores y el logo que hicimos anteriormente.</text:span></text:p>
      <text:p text:style-name="P4"/>
      <text:p text:style-name="P4"/>
      <text:p text:style-name="P7"><text:span text:style-name="Strong_20_Emphasis"><text:span text:style-name="T8">Design</text:span></text:span><text:span text:style-name="T8"> </text:span></text:p>
      <text:p text:style-name="P6">Regarding the design of the application, the first thing we decided on was the color palette we were going to use. Our goal was to differentiate ourselves from other competitor sites, most of which use dark colors. Therefore, our color palette includes cream colors with a primary emphasis on blues and yellows, and we used pink colors to highlight small details. However, before arriving at this palette, we had to conduct many tests as none of them fully convinced us.</text:p>
      <text:p text:style-name="P5">After defining the color palette, we focused on creating the logo. For this, we used the Wipick tool. This website helped us create the various prototypes of the logo. During the logo creation process, we encountered many problems because we couldn't agree on the design. As a result, we lost a lot of time creating prototypes that did not suit us because they did not match the aesthetic of our website. Finally, we got closer to the aesthetic we were looking for by using the colors defined in the color palette, and we decided on this logo.</text:p>
      <text:p text:style-name="P5">Once we had the color palette and the logo completed, we proceeded to create the mockup. The mockup is a design or template of how we want our website to look visually. To create this design, we used the Miro tool. For each view of the page, we had to make a different mockup, which included the color palette and the logo we had previously created.</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06T11:43:20.213000000</meta:creation-date>
    <dc:date>2024-06-06T14:38:20.444000000</dc:date>
    <meta:editing-duration>PT13M42S</meta:editing-duration>
    <meta:editing-cycles>3</meta:editing-cycles>
    <meta:generator>LibreOffice/7.1.6.2$Windows_X86_64 LibreOffice_project/0e133318fcee89abacd6a7d077e292f1145735c3</meta:generator>
    <meta:document-statistic meta:table-count="0" meta:image-count="0" meta:object-count="0" meta:page-count="2" meta:paragraph-count="10" meta:word-count="522" meta:character-count="3037" meta:non-whitespace-character-count="2523"/>
  </office:meta>
</office:document-meta>
</file>